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Asset.adva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sertAsset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ertAsset.loadResourc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sertAsset.getResourceDocum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ertAsset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